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45cm"/>
    </style:style>
    <style:style style:name="co3" style:family="table-column">
      <style:table-column-properties fo:break-before="auto" style:column-width="16.298cm"/>
    </style:style>
    <style:style style:name="co4" style:family="table-column">
      <style:table-column-properties fo:break-before="auto" style:column-width="9.5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apacidad</text:p>
          </table:table-cell>
          <table:table-cell office:value-type="string" calcext:value-type="string">
            <text:p>lugar</text:p>
          </table:table-cell>
          <table:table-cell office:value-type="string" calcext:value-type="string">
            <text:p>conjugacion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cartagena</text:p>
          </table:table-cell>
          <table:table-cell table:formula="of:=IF(AND([.A2]&gt;=300;[.B2]=&quot;cartagena&quot;);&quot;es cinco estrellas&quot;;&quot;no es cinco estrellas&quot;)" office:value-type="string" office:string-value="no es cinco estrellas" calcext:value-type="string">
            <text:p>no es cinco estrellas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cartagena</text:p>
          </table:table-cell>
          <table:table-cell table:formula="of:=IF(AND([.A3]&gt;=300;[.B3]=&quot;cartagena&quot;);&quot;es cinco estrellas&quot;;&quot;no es cinco estrellas&quot;)" office:value-type="string" office:string-value="es cinco estrellas" calcext:value-type="string">
            <text:p>es cinco estrellas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bogota</text:p>
          </table:table-cell>
          <table:table-cell table:formula="of:=IF(AND([.A4]&gt;=300;[.B4]=&quot;cartagena&quot;);&quot;es cinco estrellas&quot;;&quot;no es cinco estrellas&quot;)" office:value-type="string" office:string-value="no es cinco estrellas" calcext:value-type="string">
            <text:p>no es cinco estrellas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cali</text:p>
          </table:table-cell>
          <table:table-cell table:formula="of:=IF(AND([.A5]&gt;=300;[.B5]=&quot;cartagena&quot;);&quot;es cinco estrellas&quot;;&quot;no es cinco estrellas&quot;)" office:value-type="string" office:string-value="no es cinco estrellas" calcext:value-type="string">
            <text:p>no es cinco estrellas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medellin </text:p>
          </table:table-cell>
          <table:table-cell table:formula="of:=IF(AND([.A6]&gt;=300;[.B6]=&quot;cartagena&quot;);&quot;es cinco estrellas&quot;;&quot;no es cinco estrellas&quot;)" office:value-type="string" office:string-value="no es cinco estrellas" calcext:value-type="string">
            <text:p>no es cinco estrellas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cartagena</text:p>
          </table:table-cell>
          <table:table-cell table:formula="of:=IF(AND([.A7]&gt;=300;[.B7]=&quot;cartagena&quot;);&quot;es cinco estrellas&quot;;&quot;no es cinco estrellas&quot;)" office:value-type="string" office:string-value="es cinco estrellas" calcext:value-type="string">
            <text:p>es cinco estrella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sistio</text:p>
          </table:table-cell>
          <table:table-cell office:value-type="string" calcext:value-type="string">
            <text:p>entrego</text:p>
          </table:table-cell>
          <table:table-cell office:value-type="string" calcext:value-type="string">
            <text:p>disyuncion</text:p>
          </table:table-cell>
          <table:table-cell/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IF(OR([.A10]=&quot;si&quot;;[.B10]=&quot;si&quot;);&quot;aprobara&quot;;&quot;no aprobara&quot;)" office:value-type="string" office:string-value="aprobara" calcext:value-type="string">
            <text:p>aprobara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</text:p>
          </table:table-cell>
          <table:table-cell table:formula="of:=IF(OR([.A11]=&quot;si&quot;;[.B11]=&quot;si&quot;);&quot;aprobara&quot;;&quot;no aprobara&quot;)" office:value-type="string" office:string-value="no aprobara" calcext:value-type="string">
            <text:p>no aprobara</text:p>
          </table:table-cell>
          <table:table-cell/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IF(OR([.A12]=&quot;si&quot;;[.B12]=&quot;si&quot;);&quot;aprobara&quot;;&quot;no aprobara&quot;)" office:value-type="string" office:string-value="aprobara" calcext:value-type="string">
            <text:p>aprobara</text:p>
          </table:table-cell>
          <table:table-cell table:style-name="ce1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IF(OR([.A13]=&quot;si&quot;;[.B13]=&quot;si&quot;);&quot;aprobara&quot;;&quot;no aprobara&quot;)" office:value-type="string" office:string-value="aprobara" calcext:value-type="string">
            <text:p>aprobara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O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4T16:10:04.454000000</meta:creation-date>
    <dc:date>2025-05-14T17:22:10.068000000</dc:date>
    <meta:editing-duration>PT2M31S</meta:editing-duration>
    <meta:editing-cycles>2</meta:editing-cycles>
    <meta:generator>LibreOffice/24.2.3.2$Windows_X86_64 LibreOffice_project/433d9c2ded56988e8a90e6b2e771ee4e6a5ab2ba</meta:generator>
    <meta:document-statistic meta:table-count="1" meta:cell-count="36" meta:object-count="0"/>
  </office:meta>
</office:document-meta>
</file>